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1EE59DD99C06DB99.png" manifest:media-type="image/png"/>
  <manifest:file-entry manifest:full-path="Pictures/10000201000000790000014188999C37B86A4D7B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5F0000014AB4DFA235947C606C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7500000231F91DD6AF714E5AA5.png" manifest:media-type="image/png"/>
  <manifest:file-entry manifest:full-path="Pictures/100000000000054F000001B9ED034BF5BADF9B9D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1F000000A588D0F799ABFD2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F91DD6AF714E5AA5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88D0F799ABFD2F73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88999C37B86A4D7B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><text:span text:style-name="T160">Agora,</text:span> <text:span text:style-name="T160">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2cm">
          <draw:image xlink:href="Pictures/100000000000054F000001B9ED034BF5BADF9B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><text:span text:style-name="T266">Para renderizar a tela de inclusão de novos produtos, precisamos criar um método com o nome incluir:</text:span></text:p>
            <text:p><text:span text:style-name="T266"/></text:p>
            <text:p><text:span text:style-name="T267"><text:s/></text:span><text:span text:style-name="T267"><text:tab/></text:span><text:span text:style-name="T268"><text:tab/></text:span><text:span text:style-name="T268">/* Inclusão de produto */</text:span></text:p>
            <text:p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><text:span text:style-name="T251"><text:s/></text:span><text:span text:style-name="T251"><text:tab/></text:span><text:span text:style-name="T251">{</text:span></text:p>
            <text:p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><text:span text:style-name="T251"/></text:p>
            <text:p><text:span text:style-name="T251">}</text:span></text:p>
            <text:p><text:span text:style-name="T251"/></text:p>
            <text:p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DFA235947C606C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EE59DD99C06DB99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5T09:09:32.324578520</dc:date>
    <meta:editing-duration>P1DT9H23M</meta:editing-duration>
    <meta:editing-cycles>275</meta:editing-cycles>
    <meta:document-statistic meta:object-count="867"/>
  </office:meta>
</office:document-meta>
</file>